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c9211e" fo:border="0.74pt solid #000000"/>
    </style:style>
    <style:style style:name="ce4" style:family="table-cell" style:parent-style-name="Default">
      <style:table-cell-properties fo:background-color="#666666" fo:border="0.74pt solid #000000"/>
    </style:style>
    <style:style style:name="ce5" style:family="table-cell" style:parent-style-name="Default">
      <style:table-cell-properties fo:background-color="#999999" fo:border="0.74pt solid #000000"/>
    </style:style>
    <style:style style:name="ce6" style:family="table-cell" style:parent-style-name="Default">
      <style:table-cell-properties fo:background-color="#cccccc" fo:border="0.74pt solid #000000"/>
    </style:style>
    <style:style style:name="ce7" style:family="table-cell" style:parent-style-name="Default">
      <style:table-cell-properties fo:background-color="#000000" fo:border="0.74pt solid #000000"/>
    </style:style>
    <style:style style:name="ce8" style:family="table-cell" style:parent-style-name="Default">
      <style:table-cell-properties fo:background-color="#333333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10"/>
        <table:table-column table:style-name="co1" table:number-columns-repeated="3" table:default-cell-style-name="ce4"/>
        <table:table-column table:style-name="co1" table:default-cell-style-name="ce5"/>
        <table:table-column table:style-name="co1" table:number-columns-repeated="2" table:default-cell-style-name="ce4"/>
        <table:table-column table:style-name="co1" table:default-cell-style-name="ce10"/>
        <table:table-column table:style-name="co1" table:number-columns-repeated="4" table:default-cell-style-name="ce4"/>
        <table:table-column table:style-name="co1" table:number-columns-repeated="2" table:default-cell-style-name="ce2"/>
        <table:table-column table:style-name="co1" table:default-cell-style-name="ce10"/>
        <table:table-column table:style-name="co1" table:number-columns-repeated="4" table:default-cell-style-name="ce2"/>
        <table:table-column table:style-name="co1" table:default-cell-style-name="ce7"/>
        <table:table-column table:style-name="co1" table:default-cell-style-name="ce2"/>
        <table:table-column table:style-name="co1" table:default-cell-style-name="ce10"/>
        <table:table-column table:style-name="co1" table:default-cell-style-name="ce7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gird</text:p>
          </table:table-cell>
          <table:table-cell table:style-name="ce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Default"/>
          <table:table-cell table:style-name="ce1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Default"/>
          <table:table-cell table:style-name="Default"/>
          <table:table-cell table:style-name="ce1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Default"/>
          <table:table-cell table:style-name="Default"/>
          <table:table-cell table:style-name="ce1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Default"/>
          <table:table-cell table:style-name="Default"/>
          <table:table-cell table:style-name="ce1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Default"/>
        </table:table-row>
        <table:table-row table:style-name="ro1">
          <table:table-cell table:style-name="ce1" office:value-type="float" office:value="0" calcext:value-type="float" table:number-columns-spanned="1" table:number-rows-spanned="8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8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8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covered-table-cell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covered-table-cell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/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covered-table-cell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/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covered-table-cell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/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/>
          <table:table-cell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covered-table-cell/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table:style-name="ce10" table:number-columns-repeated="5"/>
          <table:table-cell/>
          <table:table-cell table:style-name="ce10" table:number-columns-repeated="6"/>
          <table:table-cell/>
          <table:table-cell table:style-name="ce10" table:number-columns-repeated="6"/>
          <table:table-cell/>
          <table:table-cell table:style-name="ce10" table:number-columns-repeated="6"/>
          <table:table-cell/>
          <table:table-cell table:style-name="ce10" table:number-columns-repeated="4"/>
        </table:table-row>
        <table:table-row table:style-name="ro1">
          <table:table-cell table:style-name="ce1" office:value-type="float" office:value="1" calcext:value-type="float" table:number-columns-spanned="1" table:number-rows-spanned="8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/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/>
          <table:table-cell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covered-table-cell/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covered-table-cell/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/>
          <table:table-cell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covered-table-cell/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/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covered-table-cell/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/>
          <table:table-cell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covered-table-cell/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/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/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/>
          <table:table-cell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covered-table-cell/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/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/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/>
          <table:table-cell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style-name="ce2"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ce2"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covered-table-cell/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/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/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/>
          <table:table-cell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2"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/>
          <table:table-cell table:style-name="ce2"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/>
          <table:table-cell table:style-name="ce10" table:number-columns-repeated="5"/>
          <table:table-cell/>
          <table:table-cell table:style-name="ce10" table:number-columns-repeated="6"/>
          <table:table-cell/>
          <table:table-cell table:style-name="ce10" table:number-columns-repeated="6"/>
          <table:table-cell/>
          <table:table-cell table:style-name="ce10" table:number-columns-repeated="6"/>
          <table:table-cell/>
          <table:table-cell table:style-name="ce10" table:number-columns-repeated="4"/>
        </table:table-row>
        <table:table-row table:style-name="ro1">
          <table:table-cell table:style-name="ce1" office:value-type="float" office:value="2" calcext:value-type="float" table:number-columns-spanned="1" table:number-rows-spanned="7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/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/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/>
          <table:table-cell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style-name="ce2"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ce2"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covered-table-cell/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/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/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/>
          <table:table-cell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2"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/>
          <table:table-cell table:style-name="ce2"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covered-table-cell/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/>
          <table:table-cell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ce5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covered-table-cell/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/>
          <table:table-cell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/>
          <table:table-cell table:style-name="ce5"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covered-table-cell/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/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covered-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table:style-name="ce4"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/>
          <table:table-cell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/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covered-table-cell/>
          <table:table-cell office:value-type="float" office:value="342" calcext:value-type="float">
            <text:p>342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46" calcext:value-type="float">
            <text:p>346</text:p>
          </table:table-cell>
          <table:table-cell/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50" calcext:value-type="float">
            <text:p>350</text:p>
          </table:table-cell>
          <table:table-cell/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table:style-name="ce2"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ce2"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 style:data-style-name="N2" text:time-value="19:44:19.1317578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21:11:01.144566155</meta:creation-date>
    <dc:date>2025-09-03T19:46:08.907765409</dc:date>
    <meta:editing-duration>PT2M36S</meta:editing-duration>
    <meta:editing-cycles>2</meta:editing-cycles>
    <meta:generator>LibreOffice/24.2.7.2$Linux_X86_64 LibreOffice_project/420$Build-2</meta:generator>
    <meta:document-statistic meta:table-count="1" meta:cell-count="630" meta:object-count="0"/>
  </office:meta>
</office:document-meta>
</file>